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8839"/>
    </style:style>
    <style:style style:name="P2" style:family="paragraph" style:parent-style-name="Standard">
      <style:text-properties officeooo:rsid="00058839" officeooo:paragraph-rsid="00058839"/>
    </style:style>
    <style:style style:name="P3" style:family="paragraph" style:parent-style-name="Standard">
      <style:text-properties officeooo:paragraph-rsid="00114fdc"/>
    </style:style>
    <style:style style:name="P4" style:family="paragraph" style:parent-style-name="Preformatted_20_Text">
      <style:text-properties officeooo:paragraph-rsid="00058839"/>
    </style:style>
    <style:style style:name="P5" style:family="paragraph" style:parent-style-name="Preformatted_20_Text">
      <style:text-properties officeooo:paragraph-rsid="00114fdc"/>
    </style:style>
    <style:style style:name="P6" style:family="paragraph" style:parent-style-name="Standard">
      <style:text-properties officeooo:paragraph-rsid="00114fdc"/>
    </style:style>
    <style:style style:name="T1" style:family="text">
      <style:text-properties officeooo:rsid="00093193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install pulseaudio</text:p>
      <text:p text:style-name="Standard"/>
      <text:p text:style-name="Standard">sudo apt-get install pavucontrol</text:p>
      <text:p text:style-name="Standard"/>
      <text:p text:style-name="P2">cd ~/Public</text:p>
      <text:p text:style-name="Standard"/>
      <text:p text:style-name="P1">code . --user-data-dir='.'</text:p>
      <text:p text:style-name="P1"/>
      <text:p text:style-name="P4">sudo dpkg -i trueconf_client_debian10_amd64.deb</text:p>
      <text:p text:style-name="P4"/>
      <text:p text:style-name="P4">sudo touch /etc/php/7.<text:span text:style-name="T1">3</text:span>/mods-available/xdebug.ini</text:p>
      <text:p text:style-name="P4"/>
      <text:p text:style-name="P4">sudo rmdir ~/Documents/install/~</text:p>
      <text:p text:style-name="P4"/>
      <text:p text:style-name="P4">sudo mkdir prae_vpdf</text:p>
      <text:p text:style-name="P4"/>
      <text:p text:style-name="P4">sudo cp -R webp prae_vpdf</text:p>
      <text:p text:style-name="P4"/>
      <text:p text:style-name="P4">sudo rm -rf prae_vpdf</text:p>
      <text:p text:style-name="P4"/>
      <text:p text:style-name="P1"><text:a xlink:type="simple" xlink:href="https://www.youtube.com/watch?v=79zYcIoheCc" text:style-name="Internet_20_link" text:visited-style-name="Visited_20_Internet_20_Link">https://www.youtube.com/watch?v=79zYcIoheCc</text:a></text:p>
      <text:p text:style-name="P1"/>
      <text:p text:style-name="P1">sudo apt-get --purge remove gitk</text:p>
      <text:p text:style-name="P1"/>
      <text:p text:style-name="P3"><text:span text:style-name="Teletype">sudo apt autoremove</text:span></text:p>
      <text:p text:style-name="P3"><text:span text:style-name="Teletype"/></text:p>
      <text:p text:style-name="P3"><text:span text:style-name="Teletype">sudo apt autoremove –purge</text:span></text:p>
      <text:p text:style-name="P3"><text:span text:style-name="Teletype"/></text:p>
      <text:p text:style-name="P5"><text:span text:style-name="Teletype">sudo rm -rf ~/.cache/thumbnails/*</text:span></text:p>
      <text:p text:style-name="P3"><text:span text:style-name="Teletype"/></text:p>
      <text:p text:style-name="P5"><text:span text:style-name="Teletype">sudo du -sh /var/cache/apt</text:span></text:p>
      <text:p text:style-name="P3"><text:span text:style-name="Teletype"/></text:p>
      <text:p text:style-name="P5"><text:span text:style-name="Teletype">sudo apt-get clean</text:span></text:p>
      <text:p text:style-name="P3"><text:span text:style-name="Teletype"/></text:p>
      <text:p text:style-name="P5"><text:span text:style-name="Teletype">sudo apt-get autoclean &amp;&amp; sudo apt-get autoremove</text:span></text:p>
      <text:p text:style-name="P3"><text:span text:style-name="Teletype"/></text:p>
      <text:p text:style-name="P3"><text:span text:style-name="Teletype">sudo apt update</text:span></text:p>
      <text:p text:style-name="P3"><text:span text:style-name="Teletype"/></text:p>
      <text:p text:style-name="P3"><text:span text:style-name="Teletype">apt list –upgradable</text:span></text:p>
      <text:p text:style-name="P3"><text:span text:style-name="Teletype"/></text:p>
      <text:p text:style-name="P3"><text:span text:style-name="Teletype">sudo apt upgrade</text:span></text:p>
      <text:p text:style-name="P3"><text:span text:style-name="Teletype"/></text:p>
      <text:p text:style-name="P5"><text:span text:style-name="Teletype"><text:span text:style-name="T2">zip myfile.zip filename.txt</text:span></text:span></text:p>
      <text:p text:style-name="P3"><text:span text:style-name="Teletype"/></text:p>
      <text:p text:style-name="P5"><text:span text:style-name="Teletype"><text:span text:style-name="T2">zip myfile.zip filename.txt</text:span></text:span></text:p>
      <text:p text:style-name="P3"><text:span text:style-name="Teletype"/></text:p>
      <text:p text:style-name="P3"><text:span text:style-name="Teletype">zip -r "tuto install.zip" .</text:span></text:p>
      <text:p text:style-name="P3"><text:span text:style-name="Teletype"/></text:p>
      <text:p text:style-name="P3"><text:span text:style-name="Teletype"/></text:p>
      <text:p text:style-name="P3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2:49:08.829844146</meta:creation-date>
    <meta:generator>LibreOffice/6.1.5.2$Linux_X86_64 LibreOffice_project/10$Build-2</meta:generator>
    <dc:date>2021-02-01T13:15:34.389104501</dc:date>
    <meta:editing-duration>PT2H29M26S</meta:editing-duration>
    <meta:editing-cycles>18</meta:editing-cycles>
    <meta:document-statistic meta:table-count="0" meta:image-count="0" meta:object-count="0" meta:page-count="1" meta:paragraph-count="24" meta:word-count="88" meta:character-count="672" meta:non-whitespace-character-count="610"/>
  </office:meta>
</office:document-meta>
</file>